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+ Musical" svg:font-family="'Times + Musical'"/>
    <style:font-face style:name="Rhythms" svg:font-family="Rhythms" style:font-pitch="variable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vertical-align="top" fo:min-height="6.571cm"/>
    </style:style>
    <style:style style:name="gr2" style:family="graphic" style:parent-style-name="standard" style:list-style-name="L1">
      <style:graphic-properties draw:stroke="none" svg:stroke-color="#000000" draw:fill="none" draw:fill-color="#ffffff" draw:textarea-vertical-align="top" fo:min-height="6.571cm"/>
    </style:style>
    <style:style style:name="P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MU Serif" fo:font-size="9pt" fo:font-style="normal" fo:text-shadow="none" style:text-underline-style="none" fo:font-weight="bold" style:letter-kerning="true" style:font-name-asian="SimSun" style:font-size-asian="9pt" style:font-style-asian="normal" style:font-weight-asian="bold" style:font-name-complex="Lucida Sans" style:font-size-complex="9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MU Serif" fo:font-size="9pt" fo:font-style="normal" fo:text-shadow="none" style:text-underline-style="none" fo:font-weight="bold" style:letter-kerning="true" style:font-name-asian="SimSun" style:font-size-asian="9pt" style:font-style-asian="normal" style:font-weight-asian="bold" style:font-name-complex="Lucida Sans" style:font-size-complex="9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CMU Serif Extr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font-name="Rhythms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MU Serif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CMU Serif Extr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273cm" svg:height="6.821cm" svg:x="0.746cm" svg:y="1.699cm">
          <draw:text-box>
            <text:p text:style-name="P1"><text:span text:style-name="T1">Introduction: Section 1</text:span></text:p>
            <text:p text:style-name="P1"><text:span text:style-name="T2">#8</text:span><text:span text:style-name="T3">2 mm. ||: 9 mm. :||: 8 mm. :||: 9 mm. :||: 8 mm. :||</text:span></text:p>
            <text:p text:style-name="P1"><text:span text:style-name="T3">Total: 70 measures (repeats included)</text:span></text:p>
            <text:p text:style-name="P1"><text:span text:style-name="T3"/></text:p>
            <text:p text:style-name="P1"><text:span text:style-name="T4">Variation 1: Section 1</text:span></text:p>
            <text:p text:style-name="P1"><text:span text:style-name="T2">#8</text:span><text:span text:style-name="T3">2 mm. || 8 mm. || 7 mm. || 8 mm. || 7 mm. || 8 mm. || 7 mm. || </text:span><text:span text:style-name="T3">8 mm. || 7 mm. ||</text:span></text:p>
            <text:p text:style-name="P1"><text:span text:style-name="T3">Total: 62 measures</text:span></text:p>
            <text:p text:style-name="P1"><text:span text:style-name="T3"/></text:p>
            <text:p text:style-name="P1"><text:span text:style-name="T4">Variation 2: Section 1</text:span></text:p>
            <text:p text:style-name="P1"><text:span text:style-name="T2">#8</text:span><text:span text:style-name="T3">6 mm. || 6 mm. || 6 mm. || 6 mm. || 6 mm. || 6 mm. || 6 mm. || </text:span><text:span text:style-name="T3">6 mm. || 6 mm. ||</text:span></text:p>
            <text:p text:style-name="P1"><text:span text:style-name="T3">Total: 54 measures</text:span></text:p>
          </draw:text-box>
        </draw:frame>
        <draw:frame draw:style-name="gr2" draw:text-style-name="P2" draw:layer="layout" svg:width="12.273cm" svg:height="6.821cm" svg:x="12.765cm" svg:y="1.7cm">
          <draw:text-box>
            <text:p text:style-name="P1"><text:span text:style-name="T1">Introduction: Section 2</text:span></text:p>
            <text:p text:style-name="P1"><text:span text:style-name="T2">@4</text:span><text:span text:style-name="T3">2 mm. ||: 8 mm. :||: 9 mm. :||: 8 mm. :||: 9 mm. :||</text:span></text:p>
            <text:p text:style-name="P1"><text:span text:style-name="T3">Total: 70 measures (repeats included)</text:span></text:p>
            <text:p text:style-name="P1"><text:span text:style-name="T3"/></text:p>
            <text:p text:style-name="P1"><text:span text:style-name="T4">Variation 1: Section 2</text:span></text:p>
            <text:p text:style-name="P1"><text:span text:style-name="T2">@4</text:span><text:span text:style-name="T3">7 mm. || 8 mm. || 7 mm. || 8 mm. || 7 mm. || 8 mm. || 7 mm. || </text:span><text:span text:style-name="T3">8 mm. || 7 mm. || </text:span></text:p>
            <text:p text:style-name="P1"><text:span text:style-name="T3">Total: 67 measures</text:span></text:p>
            <text:p text:style-name="P1"/>
            <text:p text:style-name="P1"><text:span text:style-name="T4">Variation 2: Section 2</text:span></text:p>
            <text:p text:style-name="P1"><text:span text:style-name="T2">@4</text:span><text:span text:style-name="T3">8 mm. || 7 mm. || 8 mm. || 7 mm. || 8 mm. || 7 mm. || 8 mm. || 7 mm. || </text:span></text:p>
            <text:p text:style-name="P1"><text:span text:style-name="T3">Total: 60 measu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+ Musical" svg:font-family="'Times + Musical'"/>
    <style:font-face style:name="Rhythms" svg:font-family="Rhythms" style:font-pitch="variable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4:40:44.929294000</meta:creation-date>
    <dc:date>2016-11-20T10:21:07.472076000</dc:date>
    <meta:editing-duration>PT24M18S</meta:editing-duration>
    <meta:editing-cycles>15</meta:editing-cycles>
    <meta:generator>LibreOffice/5.1.6.2$MacOSX_X86_64 LibreOffice_project/07ac168c60a517dba0f0d7bc7540f5afa45f0909</meta:generator>
    <meta:document-statistic meta:object-count="2"/>
  </office:meta>
</office:document-meta>
</file>